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163.9pt"/>
    </style:style>
    <style:style style:name="co3" style:family="table-column">
      <style:table-column-properties fo:break-before="auto" style:column-width="227.79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18.0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vent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84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Updated</text:p>
          </table:table-cell>
          <table:table-cell table:style-name="ce9" office:value-type="date" office:date-value="2023-11-22" calcext:value-type="date">
            <text:p>2023-11-22</text:p>
          </table:table-cell>
          <table:table-cell table:style-name="ce1"/>
          <table:table-cell table:style-name="ce1" office:value-type="string" calcext:value-type="string">
            <text:p>Version 1.3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ode Notes</text:p>
          </table:table-cell>
          <table:table-cell table:style-name="ce1" office:value-type="string" calcext:value-type="string">
            <text:p>Device Not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nic</text:p>
          </table:table-cell>
          <table:table-cell table:style-name="ce2" office:value-type="string" calcext:value-type="string">
            <text:p>PANIC</text:p>
          </table:table-cell>
          <table:table-cell table:style-name="ce2" office:value-type="string" calcext:value-type="string">
            <text:p>Panic button pressed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PANIC:EMERGENCY</text:p>
          </table:table-cell>
          <table:table-cell table:style-name="ce2" office:value-type="string" calcext:value-type="string">
            <text:p>Emergency Behaviour</text:p>
          </table:table-cell>
          <table:table-cell table:style-name="ce2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peeding</text:p>
          </table:table-cell>
          <table:table-cell table:style-name="ce3" office:value-type="string" calcext:value-type="string">
            <text:p>SPEEDING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3" office:value-type="string" calcext:value-type="string">
            <text:p>SPEEDING:STAR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>
            <text:p>SPEEDING:END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SPEEDING:START:ZONE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>
            <text:p>SPEEDING:GRACE</text:p>
          </table:table-cell>
          <table:table-cell table:style-name="ce8" office:value-type="string" calcext:value-type="string">
            <text:p>Speeding but in grace period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>
            <text:p>SPEEDING:END:ZON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Zones</text:p>
          </table:table-cell>
          <table:table-cell table:style-name="ce7" office:value-type="string" calcext:value-type="string">
            <text:p>ZONE:ENTER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ZONE:EXIT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ZONE:ENTER:x</text:p>
          </table:table-cell>
          <table:table-cell table:style-name="ce7" office:value-type="string" calcext:value-type="string">
            <text:p>x = A zone number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ZONE:EXIT:x</text:p>
          </table:table-cell>
          <table:table-cell table:style-name="ce7" office:value-type="string" calcext:value-type="string">
            <text:p>x = A zone number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ZONE:UNKNOWN_EVENT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8" office:value-type="string" calcext:value-type="string">
            <text:p>ZONE:SAFEZONE:ENABLED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" office:value-type="string" calcext:value-type="string">
            <text:p>ZONE:SAFEZONE:DISABLED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" office:value-type="string" calcext:value-type="string">
            <text:p>ZONE:SAFEZONE:ALARM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Idling</text:p>
          </table:table-cell>
          <table:table-cell table:style-name="ce7" office:value-type="string" calcext:value-type="string">
            <text:p>IDLING:START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DLING:END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owing</text:p>
          </table:table-cell>
          <table:table-cell table:style-name="ce7" office:value-type="string" calcext:value-type="string">
            <text:p>TOWING:START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OWING:EN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Parking</text:p>
          </table:table-cell>
          <table:table-cell table:style-name="ce8" office:value-type="string" calcext:value-type="string">
            <text:p>PARKING:START</text:p>
          </table:table-cell>
          <table:table-cell table:style-name="ce8"/>
          <table:table-cell table:style-name="ce8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PARKING:END</text:p>
          </table:table-cell>
          <table:table-cell table:style-name="ce8"/>
          <table:table-cell table:style-name="ce8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ips</text:p>
          </table:table-cell>
          <table:table-cell table:style-name="ce8" office:value-type="string" calcext:value-type="string">
            <text:p>TRIP:START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RIP:END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RIP:TYPE:BUSINESS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RIP:TYPE:PRIVATE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RIP:TYPE:CUSTOM</text:p>
          </table:table-cell>
          <table:table-cell table:style-name="ce8" office:value-type="string" calcext:value-type="string">
            <text:p>A custom value is supplied with the event code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RIP:UNKNOWN</text:p>
          </table:table-cell>
          <table:table-cell table:style-name="ce8" office:value-type="string" calcext:value-type="string">
            <text:p>Unknown trip statu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8" office:value-type="string" calcext:value-type="string">
            <text:p>ACC</text:p>
          </table:table-cell>
          <table:table-cell table:style-name="ce8" office:value-type="string" calcext:value-type="string">
            <text:p>ACC:ON</text:p>
          </table:table-cell>
          <table:table-cell table:style-name="ce8" office:value-type="string" calcext:value-type="string">
            <text:p>Ignition turned to ACC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ACC:OFF</text:p>
          </table:table-cell>
          <table:table-cell table:style-name="ce8" office:value-type="string" calcext:value-type="string">
            <text:p>Ignition turned off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8" office:value-type="string" calcext:value-type="string">
            <text:p>Battery</text:p>
          </table:table-cell>
          <table:table-cell table:style-name="ce8" office:value-type="string" calcext:value-type="string">
            <text:p>BATTERY:CONNECTED</text:p>
          </table:table-cell>
          <table:table-cell table:style-name="ce8" office:value-type="string" calcext:value-type="string">
            <text:p>Normally refers to external battery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BATTERY:DISCONNECTED</text:p>
          </table:table-cell>
          <table:table-cell table:style-name="ce2" office:value-type="string" calcext:value-type="string">
            <text:p>Normally refers to external battery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4"/>
          <table:table-cell table:style-name="ce3" office:value-type="string" calcext:value-type="string">
            <text:p>BATTERY:LOW</text:p>
          </table:table-cell>
          <table:table-cell table:style-name="ce3" office:value-type="string" calcext:value-type="string">
            <text:p>Normally refers to internal battery</text:p>
          </table:table-cell>
          <table:table-cell table:style-name="ce3" office:value-type="string" calcext:value-type="string">
            <text:p>LKGps and Foxy Only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BATTERY:ABNORMAL:EXT</text:p>
          </table:table-cell>
          <table:table-cell table:style-name="ce3" office:value-type="string" calcext:value-type="string">
            <text:p>EXT = External Battery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BATTERY:OK:EXT</text:p>
          </table:table-cell>
          <table:table-cell table:style-name="ce8" office:value-type="string" calcext:value-type="string">
            <text:p>EXT = External Battery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BATTERY:ABNORMAL:INT</text:p>
          </table:table-cell>
          <table:table-cell table:style-name="ce2" office:value-type="string" calcext:value-type="string">
            <text:p>INT = Internal Battery</text:p>
          </table:table-cell>
          <table:table-cell table:style-name="ce2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BATTERY:OK:INT</text:p>
          </table:table-cell>
          <table:table-cell table:style-name="ce8" office:value-type="string" calcext:value-type="string">
            <text:p>INT = Internal Battery</text:p>
          </table:table-cell>
          <table:table-cell table:style-name="ce8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BATTERY:CHARGING:INT</text:p>
          </table:table-cell>
          <table:table-cell table:style-name="ce8" office:value-type="string" calcext:value-type="string">
            <text:p>INT = Internal Battery</text:p>
          </table:table-cell>
          <table:table-cell table:style-name="ce8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BATTERY:DISCHARGING:INT</text:p>
          </table:table-cell>
          <table:table-cell table:style-name="ce3" office:value-type="string" calcext:value-type="string">
            <text:p>INT = Internal Battery</text:p>
          </table:table-cell>
          <table:table-cell table:style-name="ce3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BATTERY:SHUNTING</text:p>
          </table:table-cell>
          <table:table-cell table:style-name="ce6"/>
          <table:table-cell table:style-name="ce2" office:value-type="string" calcext:value-type="string">
            <text:p>DMT Onl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cidents</text:p>
          </table:table-cell>
          <table:table-cell table:style-name="ce2" office:value-type="string" calcext:value-type="string">
            <text:p>COLLISION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DETECTED</text:p>
          </table:table-cell>
          <table:table-cell table:style-name="ce6"/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LIMITED_NOCALIB</text:p>
          </table:table-cell>
          <table:table-cell table:style-name="ce2" office:value-type="string" calcext:value-type="string">
            <text:p>Limited crash trace (device not calibrated)</text:p>
          </table:table-cell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LIMITED_CALIB</text:p>
          </table:table-cell>
          <table:table-cell table:style-name="ce2" office:value-type="string" calcext:value-type="string">
            <text:p>Limited crash trace (device is calibrated)</text:p>
          </table:table-cell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FULL_NOCALIB</text:p>
          </table:table-cell>
          <table:table-cell table:style-name="ce2" office:value-type="string" calcext:value-type="string">
            <text:p>Full crash trace (device not calibrated)</text:p>
          </table:table-cell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FULL_CALIB</text:p>
          </table:table-cell>
          <table:table-cell table:style-name="ce2" office:value-type="string" calcext:value-type="string">
            <text:p>Full crash trace (device is calibrated)</text:p>
          </table:table-cell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NOCALIB</text:p>
          </table:table-cell>
          <table:table-cell table:style-name="ce2" office:value-type="string" calcext:value-type="string">
            <text:p>Device not calibrated</text:p>
          </table:table-cell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FRONT</text:p>
          </table:table-cell>
          <table:table-cell table:style-name="ce6"/>
          <table:table-cell table:style-name="ce2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REAR</text:p>
          </table:table-cell>
          <table:table-cell table:style-name="ce6"/>
          <table:table-cell table:style-name="ce2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TURN_OVER</text:p>
          </table:table-cell>
          <table:table-cell table:style-name="ce6"/>
          <table:table-cell table:style-name="ce2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arsh Driving</text:p>
          </table:table-cell>
          <table:table-cell table:style-name="ce3" office:value-type="string" calcext:value-type="string">
            <text:p>HARSH:BRAKING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HARSH:ACCELERATI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HARSH:CORNERING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HARSH:DRIVING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Imobilizer</text:p>
          </table:table-cell>
          <table:table-cell table:style-name="ce7" office:value-type="string" calcext:value-type="string">
            <text:p>IMMOBILIZER:CONNECTED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IMMOBILIZER:DISCONNECTED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MMOBILIZER:AUTHORIZED</text:p>
          </table:table-cell>
          <table:table-cell/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mming</text:p>
          </table:table-cell>
          <table:table-cell table:style-name="ce2" office:value-type="string" calcext:value-type="string">
            <text:p>JAMMING</text:p>
          </table:table-cell>
          <table:table-cell table:style-name="ce2" office:value-type="string" calcext:value-type="string">
            <text:p>Single Jamming Indicator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JAMMING:START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>
            <text:p>JAMMING:END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Alarms</text:p>
          </table:table-cell>
          <table:table-cell table:style-name="ce2" office:value-type="string" calcext:value-type="string">
            <text:p>ALARM</text:p>
          </table:table-cell>
          <table:table-cell table:style-name="ce2" office:value-type="string" calcext:value-type="string">
            <text:p>A programmable generic alarm event occurred.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ALARM:ZON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DOOR_OPEN</text:p>
          </table:table-cell>
          <table:table-cell table:style-name="ce7"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SHOCK</text:p>
          </table:table-cell>
          <table:table-cell table:style-name="ce7"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ACC</text:p>
          </table:table-cell>
          <table:table-cell table:style-name="ce7"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BONNET</text:p>
          </table:table-cell>
          <table:table-cell table:style-name="ce7"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FOOTBRAKE</text:p>
          </table:table-cell>
          <table:table-cell table:style-name="ce7"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DEVICE:REMOVED</text:p>
          </table:table-cell>
          <table:table-cell table:style-name="ce7"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VIBRATION</text:p>
          </table:table-cell>
          <table:table-cell table:style-name="ce7"/>
          <table:table-cell table:style-name="ce7" office:value-type="string" calcext:value-type="string">
            <text:p>LKGps Only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ALARM:MOVEMENT:NONE</text:p>
          </table:table-cell>
          <table:table-cell table:style-name="ce2"/>
          <table:table-cell table:style-name="ce2" office:value-type="string" calcext:value-type="string">
            <text:p>Foxy Only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ALARM:HARDWARE:FAUL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ALARM:TAMPERING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Buttons</text:p>
          </table:table-cell>
          <table:table-cell table:style-name="ce7" office:value-type="string" calcext:value-type="string">
            <text:p>BUTTON:ALARM:CLICK</text:p>
          </table:table-cell>
          <table:table-cell table:style-name="ce7" office:value-type="string" calcext:value-type="string">
            <text:p>Alarm button pressed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BUTTON:ALARM:DOUBLE_CLICK</text:p>
          </table:table-cell>
          <table:table-cell table:style-name="ce7" office:value-type="string" calcext:value-type="string">
            <text:p>Alarm button double press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BUTTON:ALARM:HOLD</text:p>
          </table:table-cell>
          <table:table-cell table:style-name="ce7" office:value-type="string" calcext:value-type="string">
            <text:p>Alarm button long press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BUTTON:POWER:CLICK</text:p>
          </table:table-cell>
          <table:table-cell table:style-name="ce7" office:value-type="string" calcext:value-type="string">
            <text:p>Power button press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BUTTON:POWER:DOUBLE_CLICK</text:p>
          </table:table-cell>
          <table:table-cell table:style-name="ce7" office:value-type="string" calcext:value-type="string">
            <text:p>Power button double click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BUTTON:POWER:HOLD</text:p>
          </table:table-cell>
          <table:table-cell table:style-name="ce7" office:value-type="string" calcext:value-type="string">
            <text:p>Power button long press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BUTTON:x:CLICK</text:p>
          </table:table-cell>
          <table:table-cell table:style-name="ce7" office:value-type="string" calcext:value-type="string">
            <text:p>x = 1 to 3, i.e. Button 1, 2, or 3 press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BUTTON:x:DOUBLE_CLICK</text:p>
          </table:table-cell>
          <table:table-cell table:style-name="ce7" office:value-type="string" calcext:value-type="string">
            <text:p>x = 1 to 3, i.e. Button 1, 2, or 3 double click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BUTTON:x:HOLD</text:p>
          </table:table-cell>
          <table:table-cell table:style-name="ce11" office:value-type="string" calcext:value-type="string">
            <text:p>x = 1 to 3, i.e. Button 1, 2, or 3 long press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Tags</text:p>
          </table:table-cell>
          <table:table-cell table:style-name="ce7" office:value-type="string" calcext:value-type="string">
            <text:p>TAG:ENTERING</text:p>
          </table:table-cell>
          <table:table-cell table:style-name="ce7"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AG:LEAVING</text:p>
          </table:table-cell>
          <table:table-cell table:style-name="ce7"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AG:RF_PAIRED</text:p>
          </table:table-cell>
          <table:table-cell table:style-name="ce7" office:value-type="string" calcext:value-type="string">
            <text:p>Tag is RF paired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AG:RF_PAIRED:NO</text:p>
          </table:table-cell>
          <table:table-cell table:style-name="ce7" office:value-type="string" calcext:value-type="string">
            <text:p>Tag is not RF paired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AG:BATTERY:LOW</text:p>
          </table:table-cell>
          <table:table-cell table:style-name="ce7" office:value-type="string" calcext:value-type="string">
            <text:p>Tag battery voltage low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AG:BATTERY:OK</text:p>
          </table:table-cell>
          <table:table-cell table:style-name="ce7" office:value-type="string" calcext:value-type="string">
            <text:p>Tag battery voltage ok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BD II</text:p>
          </table:table-cell>
          <table:table-cell table:style-name="ce7" office:value-type="string" calcext:value-type="string">
            <text:p>OBDII:DTC:YES</text:p>
          </table:table-cell>
          <table:table-cell table:style-name="ce7"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OBDII:DTC:NO</text:p>
          </table:table-cell>
          <table:table-cell table:style-name="ce7"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ngine</text:p>
          </table:table-cell>
          <table:table-cell table:style-name="ce10" office:value-type="string" calcext:value-type="string">
            <text:p>ENGINE:RPM:HIGH</text:p>
          </table:table-cell>
          <table:table-cell table:style-name="ce3" office:value-type="string" calcext:value-type="string">
            <text:p>Engine overrevving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>
            <text:p>ENGINE:RPM:OK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ENGINE:TEMP:HIGH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ENGINE:TEMP:OK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ENGINE:OIL:CHANGE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ENGINE:OIL:OK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ENGINE:ON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ENGINE:OFF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Tires</text:p>
          </table:table-cell>
          <table:table-cell table:style-name="ce7" office:value-type="string" calcext:value-type="string">
            <text:p>TIRES:CHANGE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IRES:OK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Service</text:p>
          </table:table-cell>
          <table:table-cell table:style-name="ce7" office:value-type="string" calcext:value-type="string">
            <text:p>SERVICE:DUE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SERVICE:OK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GPS</text:p>
          </table:table-cell>
          <table:table-cell table:style-name="ce7" office:value-type="string" calcext:value-type="string">
            <text:p>GPS:LOCKE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PS:TIMEOUT</text:p>
          </table:table-cell>
          <table:table-cell table:style-name="ce3" office:value-type="string" calcext:value-type="string">
            <text:p>GPS Lock could not be foun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PS:FAULT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Cigar Lighter</text:p>
          </table:table-cell>
          <table:table-cell table:style-name="ce7" office:value-type="string" calcext:value-type="string">
            <text:p>CIGAR_LIGHTER:PLUGGED_OUT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CIGAR_LIGHTER:PLUGGED_IN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A/D Converters</text:p>
          </table:table-cell>
          <table:table-cell table:style-name="ce7" office:value-type="string" calcext:value-type="string">
            <text:p>AD:OK:x</text:p>
          </table:table-cell>
          <table:table-cell table:style-name="ce7" office:value-type="string" calcext:value-type="string">
            <text:p>Analog/Digital Input Ok: x = number, e.g. 1,2,3...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D:ABNORMAL:x</text:p>
          </table:table-cell>
          <table:table-cell table:style-name="ce7" office:value-type="string" calcext:value-type="string">
            <text:p>Analog/Digital Input Abnormal: x = number, e.g. 1,2,3...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Digital Inputs</text:p>
          </table:table-cell>
          <table:table-cell table:style-name="ce7" office:value-type="string" calcext:value-type="string">
            <text:p>INPUT:ON:x</text:p>
          </table:table-cell>
          <table:table-cell table:style-name="ce7" office:value-type="string" calcext:value-type="string">
            <text:p>Digital Input: x = number, e.g. 1,2,3,4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INPUT:OFF:X</text:p>
          </table:table-cell>
          <table:table-cell table:style-name="ce7" office:value-type="string" calcext:value-type="string">
            <text:p>Digital Input: x = number, e.g. 1,2,3,4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Temperature Sensor</text:p>
          </table:table-cell>
          <table:table-cell table:style-name="ce7" office:value-type="string" calcext:value-type="string">
            <text:p>TEMP:LOW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EMP:HIGH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DIN2_AIN2</text:p>
          </table:table-cell>
          <table:table-cell table:style-name="ce7" office:value-type="string" calcext:value-type="string">
            <text:p>Generates after spec DIN2/AIN2 scenario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ANDOWN:ACTIVE</text:p>
          </table:table-cell>
          <table:table-cell table:style-name="ce7" office:value-type="string" calcext:value-type="string">
            <text:p>Unknown use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ANDOWN:INACTIVE</text:p>
          </table:table-cell>
          <table:table-cell table:style-name="ce7" office:value-type="string" calcext:value-type="string">
            <text:p>Unknown use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STANT_MOVE:START</text:p>
          </table:table-cell>
          <table:table-cell table:style-name="ce8" office:value-type="string" calcext:value-type="string">
            <text:p>Flag that indicates movement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STANT_MOVE:END</text:p>
          </table:table-cell>
          <table:table-cell table:style-name="ce8" office:value-type="string" calcext:value-type="string">
            <text:p>Flag that indicates movement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FIRST_POSITION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HEALTH_CHECK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WIRE</text:p>
          </table:table-cell>
          <table:table-cell table:style-name="ce7" office:value-type="string" calcext:value-type="string">
            <text:p>Usually comes with additional data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BALANCE:LOW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LEEP</text:p>
          </table:table-cell>
          <table:table-cell table:style-name="ce7" office:value-type="string" calcext:value-type="string">
            <text:p>Unit in sleep mode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COMBO</text:p>
          </table:table-cell>
          <table:table-cell table:style-name="ce7" office:value-type="string" calcext:value-type="string">
            <text:p>Usually have a code that is supplied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ACCELEROMETER:CALIBRATED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DEVICE:REMOVED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DEVICE:INSTALLED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ARMED:YES</text:p>
          </table:table-cell>
          <table:table-cell/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GYRO_AXIS</text:p>
          </table:table-cell>
          <table:table-cell/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RS232</text:p>
          </table:table-cell>
          <table:table-cell/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OVEMENT:DETECTED</text:p>
          </table:table-cell>
          <table:table-cell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OVEMENT:UNAUTHORIZED</text:p>
          </table:table-cell>
          <table:table-cell/>
          <table:table-cell table:style-name="ce7" office:value-type="string" calcext:value-type="string">
            <text:p>CalAmp Only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3" office:value-type="string" calcext:value-type="string">
            <text:p>RECOVERY_MODE</text:p>
          </table:table-cell>
          <table:table-cell table:style-name="ce4"/>
          <table:table-cell table:style-name="ce3" office:value-type="string" calcext:value-type="string">
            <text:p>DMT Only</text:p>
          </table:table-cell>
          <table:table-cell table:number-columns-repeated="1020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vents" style:display-name="PageStyle_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3" meta:object-count="0"/>
    <meta:generator>LibreOfficeDev/6.0.5.2$Linux_X86_64 LibreOffice_project/</meta:generator>
  </office:meta>
</office:document-meta>
</file>